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 Antiqua" svg:font-family="'Book Antiqua'"/>
    <style:font-face style:name="Courier New" svg:font-family="'Courier New'"/>
    <style:font-face style:name="Garamond" svg:font-family="Garamond"/>
    <style:font-face style:name="Liberation Sans" svg:font-family="'Liberation Sans'"/>
    <style:font-face style:name="Tahoma" svg:font-family="Tahoma"/>
    <style:font-face style:name="Verdana" svg:font-family="Verdana"/>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3049in" fo:margin-left="-0.0049in" fo:margin-right="0in" table:align="margins" style:writing-mode="lr-tb"/>
    </style:style>
    <style:style style:name="Table1.A" style:family="table-column">
      <style:table-column-properties style:column-width="6.3049in" style:rel-column-width="65535*"/>
    </style:style>
    <style:style style:name="Table2" style:family="table">
      <style:table-properties style:width="6.3049in" fo:margin-left="-0.0049in" fo:margin-right="0in" table:align="margins" style:writing-mode="lr-tb"/>
    </style:style>
    <style:style style:name="Table2.A" style:family="table-column">
      <style:table-column-properties style:column-width="6.3049in" style:rel-column-width="65535*"/>
    </style:style>
    <style:style style:name="Table3" style:family="table">
      <style:table-properties style:width="6.3049in" fo:margin-left="-0.0049in" fo:margin-right="0in" table:align="margins" style:writing-mode="lr-tb"/>
    </style:style>
    <style:style style:name="Table3.A" style:family="table-column">
      <style:table-column-properties style:column-width="6.3049in" style:rel-column-width="65535*"/>
    </style:style>
    <style:style style:name="Table4" style:family="table">
      <style:table-properties style:width="6.3in" fo:margin-left="0in" fo:margin-right="0in" table:align="margins" style:writing-mode="lr-tb"/>
    </style:style>
    <style:style style:name="Table4.A" style:family="table-column">
      <style:table-column-properties style:column-width="3.15in" style:rel-column-width="32767*"/>
    </style:style>
    <style:style style:name="Table4.B" style:family="table-column">
      <style:table-column-properties style:column-width="3.15in" style:rel-column-width="32768*"/>
    </style:style>
    <style:style style:name="P1" style:family="paragraph" style:parent-style-name="Standard">
      <style:paragraph-properties fo:margin-left="0in" fo:margin-right="0in" fo:text-align="justify" style:justify-single-word="false" fo:text-indent="5.2173in" style:auto-text-indent="false"/>
    </style:style>
    <style:style style:name="P2" style:family="paragraph" style:parent-style-name="Standard">
      <style:paragraph-properties fo:background-color="#ffffff" fo:padding-left="0.0555in" fo:padding-right="0in" fo:padding-top="0.0138in" fo:padding-bottom="0in" fo:border="0.51pt solid #00000a">
        <style:tab-stops>
          <style:tab-stop style:position="1.9689in"/>
          <style:tab-stop style:position="2.5591in"/>
          <style:tab-stop style:position="3.1492in"/>
          <style:tab-stop style:position="3.6417in"/>
          <style:tab-stop style:position="4.2327in"/>
          <style:tab-stop style:position="4.7244in"/>
          <style:tab-stop style:position="5.3154in"/>
        </style:tab-stops>
        <style:background-image/>
      </style:paragraph-properties>
    </style:style>
    <style:style style:name="P3" style:family="paragraph" style:parent-style-name="Standard">
      <style:text-properties style:font-name="Arial" fo:font-size="14pt" fo:language="en" fo:country="US" fo:font-weight="bold"/>
    </style:style>
    <style:style style:name="P4" style:family="paragraph" style:parent-style-name="Standard">
      <style:text-properties style:font-name="Arial" fo:font-size="14pt" fo:language="en" fo:country="GB"/>
    </style:style>
    <style:style style:name="P5" style:family="paragraph" style:parent-style-name="Standard">
      <style:text-properties style:font-name="Arial" fo:language="en" fo:country="US"/>
    </style:style>
    <style:style style:name="P6" style:family="paragraph" style:parent-style-name="Standard">
      <style:paragraph-properties fo:text-align="justify" style:justify-single-word="false"/>
      <style:text-properties style:font-name="Arial" fo:language="en" fo:country="US"/>
    </style:style>
    <style:style style:name="P7" style:family="paragraph" style:parent-style-name="Standard">
      <style:paragraph-properties fo:text-align="justify" style:justify-single-word="false" fo:orphans="2" fo:widows="2"/>
      <style:text-properties style:font-name="Arial" fo:language="en" fo:country="US"/>
    </style:style>
    <style:style style:name="P8" style:family="paragraph" style:parent-style-name="Standard">
      <style:paragraph-properties fo:orphans="2" fo:widows="2"/>
      <style:text-properties style:font-name="Arial" fo:language="en" fo:country="US"/>
    </style:style>
    <style:style style:name="P9" style:family="paragraph" style:parent-style-name="Standard">
      <style:text-properties style:font-name="Arial" fo:language="en" fo:country="US" fo:font-weight="bold"/>
    </style:style>
    <style:style style:name="P10" style:family="paragraph" style:parent-style-name="Standard">
      <style:paragraph-properties fo:text-align="start" style:justify-single-word="false"/>
      <style:text-properties style:font-name="Arial" fo:language="en" fo:country="US" fo:font-weight="bold"/>
    </style:style>
    <style:style style:name="P11" style:family="paragraph" style:parent-style-name="Standard">
      <style:paragraph-properties fo:orphans="2" fo:widows="2"/>
      <style:text-properties style:font-name="Arial" fo:language="en" fo:country="US" fo:font-weight="bold"/>
    </style:style>
    <style:style style:name="P12" style:family="paragraph" style:parent-style-name="Standard">
      <style:paragraph-properties fo:text-align="justify" style:justify-single-word="false"/>
      <style:text-properties style:font-name="Arial" fo:language="en" fo:country="US" fo:font-weight="bold"/>
    </style:style>
    <style:style style:name="P13" style:family="paragraph" style:parent-style-name="Standard">
      <style:text-properties fo:language="en" fo:country="US"/>
    </style:style>
    <style:style style:name="P14" style:family="paragraph" style:parent-style-name="Standard">
      <style:text-properties fo:color="#ffffff" style:font-name="Arial" fo:font-size="14pt" fo:language="en" fo:country="US" fo:font-weight="bold"/>
    </style:style>
    <style:style style:name="P15" style:family="paragraph" style:parent-style-name="Standard">
      <style:text-properties officeooo:rsid="0015cacc" officeooo:paragraph-rsid="0015cacc"/>
    </style:style>
    <style:style style:name="P16" style:family="paragraph" style:parent-style-name="Standard">
      <style:text-properties officeooo:rsid="001be27c" officeooo:paragraph-rsid="001be27c"/>
    </style:style>
    <style:style style:name="P17" style:family="paragraph" style:parent-style-name="Header">
      <style:paragraph-properties fo:orphans="2" fo:widows="2"/>
      <style:text-properties fo:font-size="8pt" fo:language="en" fo:country="GB" fo:font-style="italic"/>
    </style:style>
    <style:style style:name="P18" style:family="paragraph" style:parent-style-name="Header">
      <style:paragraph-properties fo:orphans="2" fo:widows="2"/>
      <style:text-properties style:font-name="Arial" fo:language="en" fo:country="US" fo:font-weight="bold"/>
    </style:style>
    <style:style style:name="P19" style:family="paragraph" style:parent-style-name="Header">
      <style:paragraph-properties fo:orphans="2" fo:widows="2"/>
      <style:text-properties style:font-name="Arial" fo:language="en" fo:country="US"/>
    </style:style>
    <style:style style:name="P20" style:family="paragraph" style:parent-style-name="Footer">
      <style:paragraph-properties fo:break-before="page"/>
    </style:style>
    <style:style style:name="P21" style:family="paragraph" style:parent-style-name="Standard">
      <style:paragraph-properties fo:break-before="page"/>
    </style:style>
    <style:style style:name="P22" style:family="paragraph" style:parent-style-name="Standard">
      <style:paragraph-properties fo:break-before="page"/>
      <style:text-properties fo:color="#ffffff" fo:font-size="14pt" fo:language="en" fo:country="US" fo:font-weight="bold"/>
    </style:style>
    <style:style style:name="P23" style:family="paragraph" style:parent-style-name="Standard">
      <style:paragraph-properties fo:margin-left="0in" fo:margin-right="0in" fo:text-align="start" style:justify-single-word="false" fo:text-indent="0in" style:auto-text-indent="false" style:writing-mode="lr-tb"/>
      <style:text-properties style:font-name="Arial" fo:language="en" fo:country="US" fo:font-weight="bold"/>
    </style:style>
    <style:style style:name="P24" style:family="paragraph" style:parent-style-name="nieuwsbrief_20_kopje">
      <style:text-properties fo:font-variant="normal" fo:text-transform="none" style:font-name="Arial" fo:font-size="10pt" fo:language="en" fo:country="US"/>
    </style:style>
    <style:style style:name="P25" style:family="paragraph" style:parent-style-name="nieuwsbrief_20_kopje">
      <style:text-properties fo:font-variant="normal" fo:text-transform="none" fo:language="en" fo:country="US"/>
    </style:style>
    <style:style style:name="P26" style:family="paragraph" style:parent-style-name="Standard">
      <style:paragraph-properties fo:margin-top="0.0626in" fo:margin-bottom="0.0374in" loext:contextual-spacing="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27" style:family="paragraph" style:parent-style-name="Standard">
      <style:paragraph-properties fo:margin-top="0.0626in" fo:margin-bottom="0.0374in" loext:contextual-spacing="false" fo:text-align="center" style:justify-single-word="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28" style:family="paragraph" style:parent-style-name="Standard">
      <style:paragraph-properties fo:margin-top="0.0626in" fo:margin-bottom="0.0374in" loext:contextual-spacing="false" fo:text-align="center" style:justify-single-word="fals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29" style:family="paragraph" style:parent-style-name="Standard">
      <style:paragraph-properties fo:margin-top="0.0626in" fo:margin-bottom="0.0374in" loext:contextual-spacing="fals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30" style:family="paragraph" style:parent-style-name="nieuwsbrief_20_kopje">
      <style:paragraph-properties fo:margin-top="0.0835in" fo:margin-bottom="0in" loext:contextual-spacing="false"/>
    </style:style>
    <style:style style:name="P31" style:family="paragraph" style:parent-style-name="Standard">
      <style:paragraph-properties fo:text-align="start" style:justify-single-word="false" style:writing-mode="lr-tb"/>
      <style:text-properties style:font-name="Arial" fo:language="en" fo:country="US" fo:font-weight="bold"/>
    </style:style>
    <style:style style:name="P32" style:family="paragraph" style:parent-style-name="Heading_20_5">
      <style:text-properties fo:language="en" fo:country="US"/>
    </style:style>
    <style:style style:name="P33" style:family="paragraph" style:parent-style-name="Standard">
      <style:text-properties officeooo:rsid="0005228a" officeooo:paragraph-rsid="002424be"/>
    </style:style>
    <style:style style:name="P34" style:family="paragraph" style:parent-style-name="Standard" style:list-style-name="L1">
      <style:text-properties officeooo:rsid="00168afd" officeooo:paragraph-rsid="00168afd"/>
    </style:style>
    <style:style style:name="P35" style:family="paragraph" style:parent-style-name="Standard" style:list-style-name="L1">
      <style:text-properties officeooo:rsid="0017ad49" officeooo:paragraph-rsid="0017ad49"/>
    </style:style>
    <style:style style:name="P36" style:family="paragraph" style:parent-style-name="Standard" style:list-style-name="L1">
      <style:text-properties officeooo:rsid="0021c4a7" officeooo:paragraph-rsid="0021c4a7"/>
    </style:style>
    <style:style style:name="P37" style:family="paragraph" style:parent-style-name="Standard" style:list-style-name="L2"/>
    <style:style style:name="P38" style:family="paragraph" style:parent-style-name="Standard" style:list-style-name="L2">
      <style:text-properties officeooo:paragraph-rsid="0034db64"/>
    </style:style>
    <style:style style:name="P39" style:family="paragraph" style:parent-style-name="Standard">
      <style:text-properties officeooo:rsid="0015cacc" officeooo:paragraph-rsid="00320045"/>
    </style:style>
    <style:style style:name="T1" style:family="text">
      <style:text-properties fo:font-size="20pt" fo:language="en" fo:country="US" fo:font-weight="bold"/>
    </style:style>
    <style:style style:name="T2" style:family="text">
      <style:text-properties fo:font-size="20pt" fo:language="en" fo:country="US" fo:font-style="italic"/>
    </style:style>
    <style:style style:name="T3" style:family="text">
      <style:text-properties fo:font-size="20pt" fo:language="en" fo:country="US" fo:font-style="italic" fo:font-weight="bold"/>
    </style:style>
    <style:style style:name="T4" style:family="text">
      <style:text-properties fo:font-size="18pt" fo:language="en" fo:country="US" fo:font-style="italic"/>
    </style:style>
    <style:style style:name="T5" style:family="text">
      <style:text-properties style:font-name="Arial" fo:language="en" fo:country="US"/>
    </style:style>
    <style:style style:name="T6" style:family="text">
      <style:text-properties style:font-name="Arial" fo:language="en" fo:country="US" fo:font-weight="bold"/>
    </style:style>
    <style:style style:name="T7" style:family="text">
      <style:text-properties style:font-name="Arial" fo:font-size="8pt" fo:language="en" fo:country="US" fo:font-weight="bold"/>
    </style:style>
    <style:style style:name="T8" style:family="text">
      <style:text-properties fo:font-variant="normal" fo:text-transform="none" style:font-name="Arial" fo:font-size="10pt" fo:language="en" fo:country="US"/>
    </style:style>
    <style:style style:name="T9" style:family="text">
      <style:text-properties fo:font-variant="normal" fo:text-transform="none" style:font-name="Arial" fo:font-size="10pt" fo:language="en" fo:country="US" fo:font-weight="normal"/>
    </style:style>
    <style:style style:name="T10" style:family="text">
      <style:text-properties fo:font-style="italic"/>
    </style:style>
    <style:style style:name="T11" style:family="text">
      <style:text-properties officeooo:rsid="0005228a"/>
    </style:style>
    <style:style style:name="T12" style:family="text">
      <style:text-properties officeooo:rsid="00118ab4"/>
    </style:style>
    <style:style style:name="T13" style:family="text">
      <style:text-properties officeooo:rsid="00151490"/>
    </style:style>
    <style:style style:name="T14" style:family="text">
      <style:text-properties officeooo:rsid="001623ae"/>
    </style:style>
    <style:style style:name="T15" style:family="text">
      <style:text-properties officeooo:rsid="0017ee64"/>
    </style:style>
    <style:style style:name="T16" style:family="text">
      <style:text-properties officeooo:rsid="001ebc66"/>
    </style:style>
    <style:style style:name="T17" style:family="text">
      <style:text-properties officeooo:rsid="002041ec"/>
    </style:style>
    <style:style style:name="T18" style:family="text">
      <style:text-properties officeooo:rsid="0023911c"/>
    </style:style>
    <style:style style:name="T19" style:family="text">
      <style:text-properties officeooo:rsid="0024eee4"/>
    </style:style>
    <style:style style:name="T20" style:family="text">
      <style:text-properties officeooo:rsid="0028c109"/>
    </style:style>
    <style:style style:name="T21" style:family="text">
      <style:text-properties officeooo:rsid="002bcda3"/>
    </style:style>
    <style:style style:name="T22" style:family="text">
      <style:text-properties officeooo:rsid="002d0c8c"/>
    </style:style>
    <style:style style:name="T23" style:family="text">
      <style:text-properties fo:font-weight="bold" officeooo:rsid="001623ae" style:font-weight-asian="bold" style:font-weight-complex="bold"/>
    </style:style>
    <style:style style:name="T24" style:family="text">
      <style:text-properties officeooo:rsid="0034db64"/>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row>
            <table:table-cell office:value-type="string">
              <text:p text:style-name="P14">Basic details</text:p>
            </table:table-cell>
          </table:table-row>
        </table:table>
        <text:p text:style-name="P21"/>
        <text:p text:style-name="P25"/>
        <text:p text:style-name="P11">1. Details of applicant(s)</text:p>
        <text:p text:style-name="P8">Name: Richel Bilderbeek</text:p>
        <text:p text:style-name="P19">E-mail: richel@richelbilderbeek.nl</text:p>
        <text:p text:style-name="P18"/>
        <text:p text:style-name="P18">2. Intended supervisor</text:p>
        <text:p text:style-name="P19"/>
        <text:p text:style-name="P8">Titles, initials, first name, surname:<text:tab/></text:p>
        <text:p text:style-name="P8">Host institution<text:tab/><text:tab/><text:tab/><text:tab/></text:p>
        <text:p text:style-name="P19"/>
        <text:p text:style-name="P11">3. Title of research project </text:p>
        <text:p text:style-name="Standard"><text:span text:style-name="T12">Multi</text:span>-step versus joint inference methods: does the difference matter?</text:p>
        <text:p text:style-name="Standard"/>
        <text:p text:style-name="Standard"><text:span text:style-name="T6">4.</text:span><text:span text:style-name="T5"> </text:span><text:span text:style-name="T6">Summary of research idea (max. 50 words!)</text:span></text:p>
        <text:p text:style-name="Heading_20_1"/>
        <text:p text:style-name="P13">The estimation of parameters of species communities can be done by a multi-step process or a joint-inference Bayesian analysis. The latter being a cleaner approach, it is computational more expensive. This research investigates if this expense is worthwhile.</text:p>
        <text:p text:style-name="Standard"/>
        <table:table table:name="Table2" table:style-name="Table2">
          <table:table-column table:style-name="Table2.A"/>
          <table:table-row>
            <table:table-cell office:value-type="string">
              <text:p text:style-name="P32">Research proposal</text:p>
            </table:table-cell>
          </table:table-row>
        </table:table>
        <text:p text:style-name="P8"/>
        <text:p text:style-name="Heading_20_1"><text:span text:style-name="T6">5. Brief description of research proposal </text:span><text:span text:style-name="T7">(maximum 1500 words for 5a to 5d; strive for ≤1200 words)</text:span></text:p>
        <text:p text:style-name="Heading_20_1"/>
        <text:p text:style-name="Standard">Parameters of species communities can be estimated from molecular data in multiple ways. This research tries to find the simplest, but not simpler, way to confidently estimate these pararameters.</text:p>
        <text:p text:style-name="Standard"/>
        <text:p text:style-name="Heading_20_1">5a. Introduction and scientific background</text:p>
        <text:p text:style-name="Heading_20_1"/>
        <text:p text:style-name="Standard">Phylogenies are increasingly used as an instrument to estimate variables of species communities, for example speciation rate (Etienne et al., 2014). These variables, in turn, may be used by policy makers. Incorrect estimation might thus have consequences in nature conservation.</text:p>
        <text:p text:style-name="Standard"/>
        <text:p text:style-name="Standard">Estimating these parameters can be a multi-step process: first molecular data is aligned, then the best alignment is used to create a phylogeny. <text:span text:style-name="T18">The best phylogeny then</text:span> is used to estimate a parameter. An alternative is doing a joint Bayesian inference, <text:span text:style-name="T11">in which all steps are evaluated at the same time, never settling for a single best.</text:span></text:p>
        <text:p text:style-name="Standard"/>
        <text:p text:style-name="P33">It has already been shown by Wong et al. (2008) that discarding the uncertainty of an alignment results in different resulting best phylogenies. Doing a joint-inference from molecular data to both alignment and phylogeny can be done, but according to Drummond et al. <text:span text:style-name="T20">(in preparation)</text:span>, the extra computational effort cannot be justified in most cases.</text:p>
        <text:p text:style-name="Standard"><text:soft-page-break/></text:p>
        <text:p text:style-name="P39">This research starts from an assumed <text:span text:style-name="T19">best </text:span>alignment, <text:span text:style-name="T14">focusing on estimating a phylogeny and ecological parameters. Choosing a best alignment is an accepted practice, as discussed in the previous paragraph. </text:span><text:span text:style-name="T23">The preffered practice of phylogeny and parameter estimation is not yet known</text:span><text:span text:style-name="T14"> (Etienne, personal communication). Not only the increased computational effort plays a role in this, also the development of algorithms does so: a multi-step approach does not need the development of new algorithms, where a joint inference does (for example, Lambert et al., 2015).</text:span></text:p>
        <text:p text:style-name="P15"/>
        <text:p text:style-name="P16">Simulated data, in which there <text:span text:style-name="T16">is full knowledge of the system</text:span>, is used to test the accuracy of parameter estimation. <text:span text:style-name="T16">The way phylogenies are randomly created is not by an individual-based simulation, but by randomly creating a phylogentic structure directly (for example, Stadler &amp; Bokma, 2013). <text:s/></text:span></text:p>
        <text:p text:style-name="P31"/>
        <text:p text:style-name="P10"/>
        <text:p text:style-name="Heading_20_1">5b. Research questions</text:p>
        <text:list xml:id="list7475941565799478553" text:style-name="L1">
          <text:list-item>
            <text:p text:style-name="P34">Under which circumstances is a joint inference approach necessary?</text:p>
          </text:list-item>
          <text:list-item>
            <text:p text:style-name="P35">Do these circumstances apply to real data sets?</text:p>
          </text:list-item>
          <text:list-item>
            <text:p text:style-name="P36">Under which circumstances are which random phylogeny creation algorithms eligible?</text:p>
          </text:list-item>
        </text:list>
        <text:p text:style-name="Standard"/>
        <text:p text:style-name="Heading_20_1">5c. Approach</text:p>
        <text:p text:style-name="Standard">Computer simulations <text:span text:style-name="T13">will be used to generate alignments with a known ontogeny. </text:span></text:p>
        <text:p text:style-name="Standard"/>
        <text:p text:style-name="Heading_20_1">5d. Innovative aspects and scientific/societal relevance</text:p>
        <text:p text:style-name="Standard">This <text:span text:style-name="T15">research proposal is about a fundamental investigation. Albeit that a thorough check of an accepted workflow is not sexy, it might change that workflow and lead to different results. These results will result in better-informed policy makers, making better decisions. </text:span></text:p>
        <text:p text:style-name="Standard"/>
        <text:p text:style-name="Heading_20_1">5e. Literature references</text:p>
        <text:list xml:id="list2455798676689710127" text:style-name="L2">
          <text:list-item>
            <text:p text:style-name="P37">Drummond, Alexei J., and Remco R. Bouckaert. "Bayesian evolutionary analysis."</text:p>
          </text:list-item>
          <text:list-item>
            <text:p text:style-name="P38">Etienne, Rampal S., Hé<text:span text:style-name="T17">l</text:span>ène Morlon, and Amaury Lambert. "<text:span text:style-name="T24">Estimating the duration of speciation from phylogenies</text:span>." <text:span text:style-name="T10">Evolution</text:span> (2014).</text:p>
          </text:list-item>
          <text:list-item>
            <text:p text:style-name="P37">Lambert, Amaury, Hélène Morlon, and Rampal S. Etienne. "The reconstructed tree in the lineage-based model of protracted speciation." <text:span text:style-name="T10">Journal of mathematical biology</text:span> (201<text:span text:style-name="T21">5</text:span>): <text:span text:style-name="T22">70:367</text:span>-<text:span text:style-name="T22">397</text:span>.</text:p>
          </text:list-item>
          <text:list-item>
            <text:p text:style-name="P37">Stadler, Tanja, and Folmer Bokma. "Estimating speciation and extinction rates for phylogenies of higher taxa." <text:span text:style-name="T10">Systematic biology</text:span> 62.2 (2013): 220-230.</text:p>
          </text:list-item>
          <text:list-item>
            <text:p text:style-name="P37">Wong, Karen M., Marc A. Suchard, and John P. Huelsenbeck. "Alignment uncertainty and genomic analysis." <text:span text:style-name="T10">Science</text:span> 319.5862 (2008): 473-476.</text:p>
          </text:list-item>
        </text:list>
        <text:p text:style-name="P23"/>
        <text:p text:style-name="Heading_20_1">5f. Time planning</text:p>
        <text:p text:style-name="P6"/>
        <text:p text:style-name="P12">Indicate the total number of words (parts 5a to 5d): </text:p>
        <text:p text:style-name="P7"/>
        <text:p text:style-name="P13"><text:soft-page-break/></text:p>
        <table:table table:name="Table3" table:style-name="Table3">
          <table:table-column table:style-name="Table3.A"/>
          <table:table-row>
            <table:table-cell office:value-type="string">
              <text:p text:style-name="P22">Cost estimates</text:p>
            </table:table-cell>
          </table:table-row>
        </table:table>
        <text:p text:style-name="P24"/>
        <text:p text:style-name="P9">6. Budget</text:p>
        <text:p text:style-name="P5"/>
        <table:table table:name="Table4" table:style-name="Table4">
          <table:table-column table:style-name="Table4.A"/>
          <table:table-column table:style-name="Table4.B"/>
          <table:table-row>
            <table:table-cell office:value-type="string">
              <text:p text:style-name="P26"/>
            </table:table-cell>
            <table:table-cell office:value-type="string">
              <text:p text:style-name="P27">Costs (€)</text:p>
            </table:table-cell>
          </table:table-row>
          <table:table-row>
            <table:table-cell office:value-type="string">
              <text:p text:style-name="P26">Salary</text:p>
            </table:table-cell>
            <table:table-cell office:value-type="string">
              <text:p text:style-name="P27"/>
            </table:table-cell>
          </table:table-row>
          <table:table-row>
            <table:table-cell office:value-type="string">
              <text:p text:style-name="P29">Equipment</text:p>
            </table:table-cell>
            <table:table-cell office:value-type="string">
              <text:p text:style-name="P28"/>
            </table:table-cell>
          </table:table-row>
          <table:table-row>
            <table:table-cell office:value-type="string">
              <text:p text:style-name="P26">Consumables</text:p>
            </table:table-cell>
            <table:table-cell office:value-type="string">
              <text:p text:style-name="P27"/>
            </table:table-cell>
          </table:table-row>
          <table:table-row>
            <table:table-cell office:value-type="string">
              <text:p text:style-name="P29">Travel </text:p>
            </table:table-cell>
            <table:table-cell office:value-type="string">
              <text:p text:style-name="P27"/>
            </table:table-cell>
          </table:table-row>
          <table:table-row>
            <table:table-cell office:value-type="string">
              <text:p text:style-name="P29">TOTAL</text:p>
            </table:table-cell>
            <table:table-cell office:value-type="string">
              <text:p text:style-name="P28"/>
            </table:table-cell>
          </table:table-row>
        </table:table>
        <text:p text:style-name="P30"/>
        <text:p text:style-name="P21"/>
        <text:p text:style-name="Standard"/>
        <text:p text:style-name="Normal"><text:span text:style-name="T9">[</text:span><text:span text:style-name="T8">NB. </text:span><text:span text:style-name="T9">Salary costs of a 4-year Dutch PhD project: €18</text:span><text:bookmark text:name="_GoBack"/><text:span text:style-name="T9">0,000.]</text:span></text:p>
        <text:p text:style-name="P24"/>
        <text:p text:style-name="P24">Specification: </text:p>
        <text:p text:style-name="nieuwsbrief_20_kopj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Book Antiqua" svg:font-family="'Book Antiqua'"/>
    <style:font-face style:name="Courier New" svg:font-family="'Courier New'"/>
    <style:font-face style:name="Garamond" svg:font-family="Garamond"/>
    <style:font-face style:name="Liberation Sans" svg:font-family="'Liberation Sans'"/>
    <style:font-face style:name="Tahoma" svg:font-family="Tahoma"/>
    <style:font-face style:name="Verdana" svg:font-family="Verdana"/>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65in" style:writing-mode="lr-tb"/>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fo:language="nl" fo:country="N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line-height="120%" fo:orphans="2" fo:widows="2"/>
      <style:text-properties fo:font-size="12pt" fo:font-style="italic"/>
    </style:style>
    <style:style style:name="klad" style:family="paragraph" style:parent-style-name="Standard">
      <style:paragraph-properties fo:orphans="2" fo:widows="2"/>
      <style:text-properties fo:color="#ff0000" style:font-name="Arial" fo:font-family="Arial" fo:language="en" fo:country="GB"/>
    </style:style>
    <style:style style:name="annotation_20_subject" style:display-name="annotation subject" style:family="paragraph" style:parent-style-name="Standard">
      <style:text-properties fo:font-weight="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Body_20_Text_20_2" style:display-name="Body Text 2" style:family="paragraph" style:parent-style-name="Standard">
      <style:paragraph-properties fo:text-align="justify" style:justify-single-word="false"/>
      <style:text-properties style:font-name="Arial" fo:font-family="Arial" fo:language="en" fo:country="GB"/>
    </style:style>
    <style:style style:name="Normal" style:family="paragraph"/>
    <style:style style:name="Caption" style:family="paragraph" style:parent-style-name="Standard" style:class="extra">
      <style:paragraph-properties fo:margin-top="0.0835in" fo:margin-bottom="0.0835in" loext:contextual-spacing="false"/>
      <style:text-properties fo:font-size="12pt" fo:font-style="italic"/>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Balloon_20_Text" style:display-name="Balloon Text" style:family="paragraph" style:parent-style-name="Standard">
      <style:text-properties style:font-name="Tahoma" fo:font-family="Tahoma" fo:font-size="8pt"/>
    </style:style>
    <style:style style:name="Heading_20_1" style:display-name="Heading 1" style:family="paragraph" style:parent-style-name="Standard" style:next-style-name="Standard" style:class="text">
      <style:paragraph-properties fo:orphans="2" fo:widows="2" fo:keep-with-next="always"/>
      <style:text-properties fo:language="en" fo:country="GB" fo:font-weight="bold"/>
    </style:style>
    <style:style style:name="Heading_20_2" style:display-name="Heading 2" style:family="paragraph" style:parent-style-name="Standard" style:next-style-name="Standard" style:class="text">
      <style:paragraph-properties fo:orphans="2" fo:widows="2" fo:keep-with-next="always"/>
      <style:text-properties style:font-name="Garamond" fo:font-family="Garamond" fo:font-size="10.5pt" fo:font-style="italic"/>
    </style:style>
    <style:style style:name="Heading_20_3" style:display-name="Heading 3" style:family="paragraph" style:parent-style-name="Standard" style:next-style-name="Standard" style:class="text">
      <style:paragraph-properties fo:text-align="justify" style:justify-single-word="false" fo:keep-with-next="always"/>
      <style:text-properties fo:language="en" fo:country="US" fo:font-style="italic"/>
    </style:style>
    <style:style style:name="nieuwsbrief_20_kopje" style:display-name="nieuwsbrief kopje" style:family="paragraph" style:parent-style-name="Standard">
      <style:paragraph-properties fo:orphans="2" fo:widows="2"/>
      <style:text-properties fo:text-transform="uppercase" style:font-name="Garamond" fo:font-family="Garamond" fo:font-size="11pt" fo:font-weight="bold"/>
    </style:style>
    <style:style style:name="Footer" style:family="paragraph" style:parent-style-name="Standard" style:class="extra">
      <style:paragraph-properties>
        <style:tab-stops>
          <style:tab-stop style:position="3.1492in" style:type="center"/>
          <style:tab-stop style:position="6.2992in" style:type="right"/>
        </style:tab-stops>
      </style:paragraph-properties>
    </style:style>
    <style:style style:name="Text_20_body_20_indent" style:display-name="Text body indent" style:family="paragraph" style:parent-style-name="Standard" style:class="text">
      <style:paragraph-properties fo:margin-left="0in" fo:margin-right="0in" fo:line-height="18%" fo:orphans="2" fo:widows="2" fo:text-indent="-0.2484in" style:auto-text-indent="false"/>
      <style:text-properties style:font-name="Book Antiqua" fo:font-family="'Book Antiqua'" fo:font-size="11pt"/>
    </style:style>
    <style:style style:name="Header" style:family="paragraph" style:parent-style-name="Standard" style:class="extra">
      <style:paragraph-properties>
        <style:tab-stops>
          <style:tab-stop style:position="3.1492in" style:type="center"/>
          <style:tab-stop style:position="6.2992in" style:type="right"/>
        </style:tab-stops>
      </style:paragraph-properties>
    </style:style>
    <style:style style:name="Heading_20_5" style:display-name="Heading 5" style:family="paragraph" style:parent-style-name="Standard" style:next-style-name="Standard" style:class="text">
      <style:paragraph-properties fo:keep-with-next="always"/>
      <style:text-properties fo:color="#ffffff" style:font-name="Arial" fo:font-family="Arial" fo:font-size="14pt" fo:language="en" fo:country="GB" fo:font-weight="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reference_5f_text_5f_text_5f_text" style:display-name="footnote reference_text_text_text" style:family="text">
      <style:text-properties style:text-position="33% 58%"/>
    </style:style>
    <style:style style:name="page_20_number_5f_text_5f_text_5f_text" style:display-name="page number_text_text_text" style:family="text">
      <style:text-properties fo:font-size="10pt"/>
    </style:style>
    <style:style style:name="Char_5f_text_5f_text_5f_text" style:display-name="Char_text_text_text" style:family="text">
      <style:text-properties fo:color="#ffffff" style:font-name="Arial" fo:font-family="Arial" fo:font-size="14pt" fo:language="en" fo:country="GB" fo:font-weight="bold"/>
    </style:style>
    <style:style style:name="HTML_20_Typewriter_5f_text_5f_text_5f_text" style:display-name="HTML Typewriter_text_text_text" style:family="text">
      <style:text-properties style:font-name="Courier New" fo:font-family="'Courier New'" fo:font-size="10pt"/>
    </style:style>
    <style:style style:name="normal1_5f_text_5f_text_5f_text" style:display-name="normal1_text_text_text" style:family="text">
      <style:text-properties fo:color="#000000" style:font-name="Verdana" fo:font-family="Verdana" fo:font-size="8.5pt" fo:font-weight="normal"/>
    </style:style>
    <style:style style:name="ListLabel_20_4_5f_text_5f_text_5f_text" style:display-name="ListLabel 4_text_text_text" style:family="text">
      <style:text-properties fo:color="#00000a"/>
    </style:style>
    <style:style style:name="klad_20_Char_5f_text_5f_text_5f_text" style:display-name="klad Char_text_text_text" style:family="text">
      <style:text-properties fo:color="#ff0000" style:font-name="Arial" fo:font-family="Arial" fo:language="en" fo:country="GB"/>
    </style:style>
    <style:style style:name="ListLabel_20_3_5f_text_5f_text_5f_text" style:display-name="ListLabel 3_text_text_text" style:family="text">
      <style:text-properties fo:color="#00000a"/>
    </style:style>
    <style:style style:name="annotation_20_reference_5f_text_5f_text_5f_text" style:display-name="annotation reference_text_text_text" style:family="text">
      <style:text-properties fo:font-size="8pt"/>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justify" style:justify-single-word="false" fo:text-indent="5.2173in" style:auto-text-indent="false"/>
    </style:style>
    <style:style style:name="MP2" style:family="paragraph" style:parent-style-name="Standard">
      <style:paragraph-properties fo:background-color="#ffffff" fo:padding-left="0.0555in" fo:padding-right="0in" fo:padding-top="0.0138in" fo:padding-bottom="0in" fo:border="0.51pt solid #00000a">
        <style:tab-stops>
          <style:tab-stop style:position="1.9689in"/>
          <style:tab-stop style:position="2.5591in"/>
          <style:tab-stop style:position="3.1492in"/>
          <style:tab-stop style:position="3.6417in"/>
          <style:tab-stop style:position="4.2327in"/>
          <style:tab-stop style:position="4.7244in"/>
          <style:tab-stop style:position="5.3154in"/>
        </style:tab-stops>
        <style:background-image/>
      </style:paragraph-properties>
    </style:style>
    <style:style style:name="MP3" style:family="paragraph" style:parent-style-name="Standard">
      <style:text-properties style:font-name="Arial" fo:font-size="14pt" fo:language="en" fo:country="US" fo:font-weight="bold"/>
    </style:style>
    <style:style style:name="MP4" style:family="paragraph" style:parent-style-name="Standard">
      <style:text-properties style:font-name="Arial" fo:font-size="14pt" fo:language="en" fo:country="GB"/>
    </style:style>
    <style:style style:name="MP5" style:family="paragraph" style:parent-style-name="Header">
      <style:paragraph-properties fo:orphans="2" fo:widows="2"/>
      <style:text-properties fo:font-size="8pt" fo:language="en" fo:country="GB" fo:font-style="italic"/>
    </style:style>
    <style:style style:name="MP6" style:family="paragraph" style:parent-style-name="Footer">
      <style:paragraph-properties fo:break-before="page"/>
    </style:style>
    <style:style style:name="MP7" style:family="paragraph" style:parent-style-name="Header">
      <style:paragraph-properties fo:orphans="2" fo:widows="2"/>
      <style:text-properties style:font-name="Arial" fo:language="en" fo:country="US" fo:font-weight="bold"/>
    </style:style>
    <style:style style:name="MT1" style:family="text">
      <style:text-properties fo:font-size="20pt" fo:language="en" fo:country="US" fo:font-weight="bold"/>
    </style:style>
    <style:style style:name="MT2" style:family="text">
      <style:text-properties fo:font-size="20pt" fo:language="en" fo:country="US" fo:font-style="italic" fo:font-weight="bold"/>
    </style:style>
    <style:style style:name="MT3" style:family="text">
      <style:text-properties fo:font-size="20pt" fo:language="en" fo:country="US" fo:font-style="italic"/>
    </style:style>
    <style:style style:name="MT4" style:family="text">
      <style:text-properties fo:font-size="18pt" fo:language="en" fo:country="US" fo:font-style="italic"/>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122in" fo:margin-left="0in" fo:margin-right="0in" fo:margin-bottom="0in"/>
      </style:header-style>
      <style:footer-style>
        <style:header-footer-properties svg:height="0.9528in" fo:margin-left="0in" fo:margin-right="0in" fo:margin-top="0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T </text:span><text:span text:style-name="MT2">O</text:span><text:span text:style-name="MT1"> P T A L E N T </text:span><text:span text:style-name="MT3">2015</text:span><text:span text:style-name="MT4"> <text:s text:c="2"/><text:tab/><text:tab/><text:tab/><text:tab/><text:tab/> </text:span></text:p>
        <text:p text:style-name="MP3">Application form</text:p>
        <text:p text:style-name="MP4"/>
        <text:p text:style-name="MP5"/>
      </style:header>
      <style:footer>
        <text:p text:style-name="MP6"/>
        <text:p text:style-name="MP7"><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 LibreOffice_project/430m0$Build-2</meta:generator>
    <dc:title>Basic details</dc:title>
    <meta:initial-creator>IVENSABF</meta:initial-creator>
    <meta:creation-date>2014-12-16T12:51:00</meta:creation-date>
    <dc:date>2015-01-21T10:49:16.827475525</dc:date>
    <meta:print-date>2006-11-15T01:50:00</meta:print-date>
    <meta:editing-duration>PT3H3M18S</meta:editing-duration>
    <meta:editing-cycles>56</meta:editing-cycles>
    <meta:document-statistic meta:table-count="4" meta:image-count="0" meta:object-count="0" meta:page-count="5" meta:paragraph-count="49" meta:word-count="657" meta:character-count="4373" meta:non-whitespace-character-count="3751"/>
  </office:meta>
</office:document-meta>
</file>